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top" draw:auto-grow-height="false" fo:min-height="0cm" fo:min-width="0cm" fo:wrap-option="no-wrap"/>
    </style:style>
    <style:style style:name="gr2" style:family="graphic" style:parent-style-name="standard">
      <style:graphic-properties draw:textarea-horizontal-align="justify" draw:textarea-vertical-align="top" draw:auto-grow-height="false" fo:min-height="0cm" fo:min-width="0cm"/>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fill-color="#ccff99" draw:textarea-horizontal-align="justify" draw:textarea-vertical-align="middle" draw:auto-grow-height="false" fo:min-height="0cm" fo:min-width="0cm"/>
    </style:style>
    <style:style style:name="gr5" style:family="graphic" style:parent-style-name="standard">
      <style:graphic-properties draw:fill-color="#579d1c"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fo:min-height="0.713cm"/>
    </style:style>
    <style:style style:name="gr7" style:family="graphic" style:parent-style-name="standard">
      <style:graphic-properties draw:textarea-vertical-align="middle"/>
    </style:style>
    <style:style style:name="gr8" style:family="graphic" style:parent-style-name="standard">
      <style:graphic-properties draw:fill-color="#00cc00" draw:textarea-horizontal-align="justify" draw:textarea-vertical-align="middle" draw:auto-grow-height="false" fo:min-height="0cm" fo:min-width="0cm"/>
    </style:style>
    <style:style style:name="gr9" style:family="graphic" style:parent-style-name="standard">
      <style:graphic-properties draw:textarea-vertical-align="top"/>
    </style:style>
    <style:style style:name="gr10" style:family="graphic" style:parent-style-name="standard">
      <style:graphic-properties draw:textarea-vertical-align="middle" draw:auto-grow-height="false" fo:min-height="0.749cm" fo:min-width="0.499cm"/>
    </style:style>
    <style:style style:name="gr11" style:family="graphic" style:parent-style-name="standard">
      <style:graphic-properties draw:textarea-horizontal-align="justify" draw:textarea-vertical-align="middle" draw:auto-grow-height="false" fo:min-height="0cm" fo:min-width="0cm"/>
    </style:style>
    <style:style style:name="gr12" style:family="graphic" style:parent-style-name="standard">
      <style:graphic-properties draw:stroke="none" svg:stroke-color="#000000" draw:fill="none" draw:fill-color="#ffffff" fo:min-height="2.25cm"/>
    </style:style>
    <style:style style:name="gr13"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ard">
        <draw:custom-shape draw:style-name="gr1" draw:text-style-name="P1" draw:layer="measurelines" svg:width="18.5cm" svg:height="6cm" svg:x="1.3cm" svg:y="22.2cm">
          <text:p text:style-name="P1">Wireless devices (RF-433Mhz)</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measurelines" svg:width="17.5cm" svg:height="5.4cm" svg:x="1.5cm" svg:y="1.3cm">
          <text:p text:style-name="P1">Devices wired to GPIO</text:p>
          <text:p text:style-name="P1"/>
          <text:p text:style-name="P1"/>
          <text:p text:style-name="P1"/>
          <draw:enhanced-geometry svg:viewBox="0 0 21600 21600" draw:type="rectangle" draw:enhanced-path="M 0 0 L 21600 0 21600 21600 0 21600 0 0 Z N"/>
        </draw:custom-shape>
        <draw:custom-shape draw:style-name="gr3" draw:text-style-name="P1" draw:layer="layout" svg:width="17.5cm" svg:height="4.5cm" svg:x="1.5cm" svg:y="8.5cm">
          <text:p text:style-name="P1">Domoticz (on Orange Pi PC)</text:p>
          <draw:enhanced-geometry svg:viewBox="0 0 21600 21600" draw:mirror-horizontal="false" draw:mirror-vertical="false" draw:type="rectangle" draw:enhanced-path="M 0 0 L 21600 0 21600 21600 0 21600 0 0 Z N"/>
        </draw:custom-shape>
        <draw:custom-shape draw:style-name="gr4" draw:text-style-name="P2" draw:layer="layout" svg:width="3.9cm" svg:height="1.1cm" draw:transform="rotate (1.5707963267946) translate (1.8cm 6.3cm)">
          <text:p text:style-name="P1"><text:span text:style-name="T1">Water</text:span></text:p>
          <draw:enhanced-geometry svg:viewBox="0 0 21600 21600" draw:type="rectangle" draw:enhanced-path="M 0 0 L 21600 0 21600 21600 0 21600 0 0 Z N"/>
        </draw:custom-shape>
        <draw:custom-shape draw:style-name="gr4" draw:text-style-name="P2" draw:layer="layout" svg:width="3.9cm" svg:height="1.1cm" draw:transform="rotate (1.5707963267946) translate (3.2cm 6.3cm)">
          <text:p text:style-name="P1"><text:span text:style-name="T1">Gas</text:span></text:p>
          <draw:enhanced-geometry svg:viewBox="0 0 21600 21600" draw:type="rectangle" draw:enhanced-path="M 0 0 L 21600 0 21600 21600 0 21600 0 0 Z N"/>
        </draw:custom-shape>
        <draw:custom-shape draw:style-name="gr4" draw:text-style-name="P2" draw:layer="layout" svg:width="3.9cm" svg:height="1.1cm" draw:transform="skewX (-0.0144862327915502) rotate (1.55631009400305) translate (4.644cm 6.3cm)">
          <text:p text:style-name="P1"><text:span text:style-name="T1">Groene stroom</text:span></text:p>
          <draw:enhanced-geometry svg:viewBox="0 0 21600 21600" draw:type="rectangle" draw:enhanced-path="M 0 0 L 21600 0 21600 21600 0 21600 0 0 Z N"/>
        </draw:custom-shape>
        <draw:custom-shape draw:style-name="gr5" draw:text-style-name="P2" draw:layer="layout" svg:width="3.9cm" svg:height="1.1cm" draw:transform="rotate (1.5707963267946) translate (6.1cm 6.3cm)">
          <text:p text:style-name="P1"><text:span text:style-name="T1">Poort BLB</text:span></text:p>
          <draw:enhanced-geometry svg:viewBox="0 0 21600 21600" draw:mirror-horizontal="false" draw:mirror-vertical="false" draw:type="rectangle" draw:enhanced-path="M 0 0 L 21600 0 21600 21600 0 21600 0 0 Z N"/>
        </draw:custom-shape>
        <draw:custom-shape draw:style-name="gr5" draw:text-style-name="P2" draw:layer="layout" svg:width="3.9cm" svg:height="1.1cm" draw:transform="rotate (1.5707963267946) translate (7.6cm 6.3cm)">
          <text:p text:style-name="P1"><text:span text:style-name="T1">Poort PAM</text:span></text:p>
          <draw:enhanced-geometry svg:viewBox="0 0 21600 21600" draw:type="rectangle" draw:enhanced-path="M 0 0 L 21600 0 21600 21600 0 21600 0 0 Z N"/>
        </draw:custom-shape>
        <draw:custom-shape draw:style-name="gr5" draw:text-style-name="P2" draw:layer="layout" svg:width="3.9cm" svg:height="1.1cm" draw:transform="rotate (1.5707963267946) translate (9.1cm 6.3cm)">
          <text:p text:style-name="P1"><text:span text:style-name="T1">Achterdeur</text:span></text:p>
          <draw:enhanced-geometry svg:viewBox="0 0 21600 21600" draw:type="rectangle" draw:enhanced-path="M 0 0 L 21600 0 21600 21600 0 21600 0 0 Z N"/>
        </draw:custom-shape>
        <draw:custom-shape draw:style-name="gr5" draw:text-style-name="P2" draw:layer="layout" svg:width="3.9cm" svg:height="1.1cm" draw:transform="rotate (1.5707963267946) translate (10.5cm 6.3cm)">
          <text:p text:style-name="P1"><text:span text:style-name="T1">PIR voordeur</text:span></text:p>
          <draw:enhanced-geometry svg:viewBox="0 0 21600 21600" draw:type="rectangle" draw:enhanced-path="M 0 0 L 21600 0 21600 21600 0 21600 0 0 Z N"/>
        </draw:custom-shape>
        <draw:custom-shape draw:style-name="gr5" draw:text-style-name="P2" draw:layer="layout" svg:width="3.9cm" svg:height="1.1cm" draw:transform="rotate (1.5707963267946) translate (16.2cm 6.3cm)">
          <text:p text:style-name="P1"><text:span text:style-name="T1">PIR hal/living</text:span></text:p>
          <draw:enhanced-geometry svg:viewBox="0 0 21600 21600" draw:type="rectangle" draw:enhanced-path="M 0 0 L 21600 0 21600 21600 0 21600 0 0 Z N"/>
        </draw:custom-shape>
        <draw:custom-shape draw:style-name="gr5" draw:text-style-name="P2" draw:layer="layout" svg:width="3.9cm" svg:height="1.1cm" draw:transform="rotate (1.5707963267946) translate (12cm 6.3cm)">
          <text:p text:style-name="P1"><text:span text:style-name="T1">PIR bureau</text:span></text:p>
          <draw:enhanced-geometry svg:viewBox="0 0 21600 21600" draw:type="rectangle" draw:enhanced-path="M 0 0 L 21600 0 21600 21600 0 21600 0 0 Z N"/>
        </draw:custom-shape>
        <draw:custom-shape draw:style-name="gr5" draw:text-style-name="P2" draw:layer="layout" svg:width="3.9cm" svg:height="1.1cm" draw:transform="rotate (1.5707963267946) translate (13.4cm 6.3cm)">
          <text:p text:style-name="P1"><text:span text:style-name="T1">PIR berging</text:span></text:p>
          <draw:enhanced-geometry svg:viewBox="0 0 21600 21600" draw:type="rectangle" draw:enhanced-path="M 0 0 L 21600 0 21600 21600 0 21600 0 0 Z N"/>
        </draw:custom-shape>
        <draw:custom-shape draw:style-name="gr5" draw:text-style-name="P2" draw:layer="layout" svg:width="3.9cm" svg:height="1.1cm" draw:transform="rotate (1.5707963267946) translate (14.8cm 6.3cm)">
          <text:p text:style-name="P1"><text:span text:style-name="T1">PIR keuken</text:span></text:p>
          <draw:enhanced-geometry svg:viewBox="0 0 21600 21600" draw:type="rectangle" draw:enhanced-path="M 0 0 L 21600 0 21600 21600 0 21600 0 0 Z N"/>
        </draw:custom-shape>
        <draw:custom-shape draw:style-name="gr3" draw:text-style-name="P1" draw:layer="layout" svg:width="6.1cm" svg:height="2.5cm" svg:x="7.2cm" svg:y="16.5cm">
          <text:p text:style-name="P1">RFLink 433<text:line-break/>(Arduino Mega 2560)</text:p>
          <draw:enhanced-geometry svg:viewBox="0 0 21600 21600" draw:type="rectangle" draw:enhanced-path="M 0 0 L 21600 0 21600 21600 0 21600 0 0 Z N"/>
        </draw:custom-shape>
        <draw:custom-shape draw:style-name="gr3" draw:text-style-name="P1" draw:layer="layout" svg:width="3.097cm" svg:height="1.3cm" draw:transform="skewX (0.019198621771934) rotate (1.56468767441262) translate (9.549cm 16.28cm)">
          <text:p text:style-name="P1">USB</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draw:layer="layout" svg:width="0.1cm" svg:height="1.204cm" svg:x="18.2cm" svg:y="4.1cm">
          <draw:text-box>
            <text:p/>
          </draw:text-box>
        </draw:frame>
        <draw:rect draw:style-name="gr7" draw:text-style-name="P1" draw:layer="layout" svg:width="6.4cm" svg:height="1.1cm" svg:x="1.8cm" svg:y="8.7cm">
          <text:p text:style-name="P1">GPIO</text:p>
        </draw:rect>
        <draw:custom-shape draw:style-name="gr3" draw:text-style-name="P1" xml:id="id1" draw:id="id1" draw:layer="measurelines" svg:width="9.2cm" svg:height="3.4cm" svg:x="22.2cm" svg:y="14.6cm">
          <text:p text:style-name="P1">Zelio PLC<text:line-break/>SR2B201B</text:p>
          <draw:enhanced-geometry svg:viewBox="0 0 21600 21600" draw:mirror-horizontal="false" draw:mirror-vertical="false" draw:type="rectangle" draw:enhanced-path="M 0 0 L 21600 0 21600 21600 0 21600 0 0 Z N"/>
        </draw:custom-shape>
        <draw:custom-shape draw:style-name="gr8" draw:text-style-name="P2" draw:layer="layout" svg:width="5.4cm" svg:height="2.4cm" svg:x="9cm" svg:y="24.7cm">
          <text:p text:style-name="P2"><text:span text:style-name="T1">rookmelders</text:span><text:span text:style-name="T1"><text:line-break/></text:span><text:span text:style-name="T1">kelder/keuken/boven</text:span><text:span text:style-name="T1"><text:line-break/></text:span><text:span text:style-name="T1">433Mhz</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measurelines" svg:width="5.4cm" svg:height="2.198cm" draw:transform="skewX (0.0422369678982548) rotate (0.0424115008234542) translate (3.405cm 24.229cm)">
          <text:p text:style-name="P1"><text:span text:style-name="T1">433Mhz devices</text:span><text:span text:style-name="T1"><text:line-break/></text:span><text:span text:style-name="T1">(Temp, PIR, Ra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2" draw:id="id2" draw:layer="measurelines" svg:width="8.6cm" svg:height="3.4cm" svg:x="31.7cm" svg:y="14.6cm">
          <text:p text:style-name="P1">Eltako teleruptoren</text:p>
          <draw:enhanced-geometry svg:viewBox="0 0 21600 21600" draw:mirror-horizontal="false" draw:mirror-vertical="false" draw:type="rectangle" draw:enhanced-path="M 0 0 L 21600 0 21600 21600 0 21600 0 0 Z N"/>
        </draw:custom-shape>
        <draw:custom-shape draw:style-name="gr5" draw:text-style-name="P2" draw:layer="measurelines" svg:width="3.9cm" svg:height="1.1cm" draw:transform="rotate (1.5707963267946) translate (17.6cm 6.3cm)">
          <text:p text:style-name="P1"><text:span text:style-name="T1">BME280 (T,H,P)</text:span></text:p>
          <draw:enhanced-geometry svg:viewBox="0 0 21600 21600" draw:type="rectangle" draw:enhanced-path="M 0 0 L 21600 0 21600 21600 0 21600 0 0 Z N"/>
        </draw:custom-shape>
        <draw:custom-shape draw:style-name="gr3" draw:text-style-name="P1" draw:layer="measurelines" svg:width="0.8cm" svg:height="2.5cm" svg:x="2.2cm" svg:y="6.7cm">
          <text:p text:style-name="P1">Wired</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1" draw:layer="measurelines" svg:width="1.027cm" svg:height="3.3cm" draw:transform="rotate (-0.00837758041075823) translate (9.714cm 19.096cm)">
          <text:p text:style-name="P1">433Mhz</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9" draw:text-style-name="P1" draw:layer="measurelines" svg:width="20.2cm" svg:height="5.4cm" svg:x="20.2cm" svg:y="1.3cm">
          <text:p text:style-name="P1">Network connected devices (Remote RPI, IOT)<text:line-break/><text:line-break/><text:line-break/><text:line-break/><text:line-break/><text:line-break/><text:line-break/></text:p>
        </draw:rect>
        <draw:custom-shape draw:style-name="gr5" draw:text-style-name="P2" draw:layer="measurelines" svg:width="3.9cm" svg:height="1.292cm" draw:transform="rotate (1.5707963267946) translate (20.6cm 6.3cm)">
          <text:p text:style-name="P1"><text:span text:style-name="T1">Music Player</text:span><text:span text:style-name="T1"><text:line-break/></text:span><text:span text:style-name="T1">Daemon</text:span></text:p>
          <draw:enhanced-geometry svg:viewBox="0 0 21600 21600" draw:type="rectangle" draw:enhanced-path="M 0 0 L 21600 0 21600 21600 0 21600 0 0 Z N"/>
        </draw:custom-shape>
        <draw:custom-shape draw:style-name="gr5" draw:text-style-name="P2" draw:layer="measurelines" svg:width="3.9cm" svg:height="1.292cm" draw:transform="rotate (1.5707963267946) translate (22.2cm 6.3cm)">
          <text:p text:style-name="P1"><text:span text:style-name="T1">Amplifier</text:span><text:span text:style-name="T1"><text:line-break/></text:span><text:span text:style-name="T1">Onkyo TX-8050</text:span></text:p>
          <draw:enhanced-geometry svg:viewBox="0 0 21600 21600" draw:type="rectangle" draw:enhanced-path="M 0 0 L 21600 0 21600 21600 0 21600 0 0 Z N"/>
        </draw:custom-shape>
        <draw:custom-shape draw:style-name="gr5" draw:text-style-name="P2" draw:layer="measurelines" svg:width="3.9cm" svg:height="1.292cm" draw:transform="rotate (1.5707963267946) translate (23.8cm 6.3cm)">
          <text:p text:style-name="P1"><text:span text:style-name="T1">Kodi</text:span></text:p>
          <draw:enhanced-geometry svg:viewBox="0 0 21600 21600" draw:type="rectangle" draw:enhanced-path="M 0 0 L 21600 0 21600 21600 0 21600 0 0 Z N"/>
        </draw:custom-shape>
        <draw:custom-shape draw:style-name="gr5" draw:text-style-name="P2" draw:layer="measurelines" svg:width="3.9cm" svg:height="1.292cm" draw:transform="rotate (1.5707963267946) translate (25.4cm 6.3cm)">
          <text:p text:style-name="P1"><text:span text:style-name="T1">Remote temp &amp;</text:span><text:span text:style-name="T1"><text:line-break/></text:span><text:span text:style-name="T1">humidity sensor</text:span></text:p>
          <draw:enhanced-geometry svg:viewBox="0 0 21600 21600" draw:type="rectangle" draw:enhanced-path="M 0 0 L 21600 0 21600 21600 0 21600 0 0 Z N"/>
        </draw:custom-shape>
        <draw:custom-shape draw:style-name="gr3" draw:text-style-name="P1" draw:layer="measurelines" svg:width="10cm" svg:height="3.9cm" svg:x="30cm" svg:y="2.4cm">
          <text:p text:style-name="P1">Arduino Mega 2560 + ETH<text:line-break/>+ software voor I/O sturing via eth<text:line-break/>– relais outputs</text:p>
          <draw:enhanced-geometry svg:viewBox="0 0 21600 21600" draw:type="rectangle" draw:enhanced-path="M 0 0 L 21600 0 21600 21600 0 21600 0 0 Z N"/>
        </draw:custom-shape>
        <draw:custom-shape draw:style-name="gr3" draw:text-style-name="P1" draw:layer="measurelines" svg:width="1.165cm" svg:height="3.1cm" draw:transform="rotate (-0.672649893719674) translate (20.031cm 5.792cm)">
          <text:p text:style-name="P1">Ethernet</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 draw:layer="measurelines" svg:width="0.2cm" svg:height="0.001cm" svg:x="31cm" svg:y="20.8cm">
          <text:p/>
          <draw:enhanced-geometry svg:viewBox="0 0 787 799" draw:mirror-horizontal="false" draw:mirror-vertical="false" draw:type="non-primitive" draw:enhanced-path="M 439 12 L 535 102 391 246 252 108 349 12 0 0 12 348 108 258 282 433 282 799 511 799 511 427 685 252 781 348 787 0 439 12 Z N"/>
        </draw:custom-shape>
        <draw:custom-shape draw:style-name="gr4" draw:text-style-name="P1" draw:layer="measurelines" svg:width="18.1cm" svg:height="4.4cm" svg:x="22.2cm" svg:y="20.7cm">
          <text:p text:style-name="P1">Verbruikers<text:line-break/>(verlichting / stopcontacten / ventilatie)<text:line-break/><text:line-break/>Virtueel device per schakelpunt / ventilatie / centraal aan+uit</text:p>
          <draw:enhanced-geometry svg:viewBox="0 0 21600 21600" draw:type="rectangle" draw:enhanced-path="M 0 0 L 21600 0 21600 21600 0 21600 0 0 Z N"/>
        </draw:custom-shape>
        <draw:custom-shape draw:style-name="gr11" draw:text-style-name="P1" draw:layer="measurelines" svg:width="1cm" svg:height="2.7cm" svg:x="26.3cm" svg:y="18cm">
          <text:p/>
          <draw:enhanced-geometry svg:viewBox="0 0 21600 21600" draw:text-areas="?f0 0 ?f2 ?f5" draw:mirror-horizontal="false" draw:mirror-vertical="false"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1" draw:layer="measurelines" svg:width="1cm" svg:height="2.7cm" svg:x="35.501cm" svg:y="18.001cm">
          <text:p/>
          <draw:enhanced-geometry svg:viewBox="0 0 21600 21600" draw:text-areas="?f0 0 ?f2 ?f5" draw:mirror-horizontal="false" draw:mirror-vertical="false"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2" draw:layer="layout" svg:width="3.9cm" svg:height="1.292cm" draw:transform="rotate (1.5707963267946) translate (27cm 6.3cm)">
          <text:p text:style-name="P2"><text:span text:style-name="T1">IP Camera's</text:span></text:p>
          <draw:enhanced-geometry svg:viewBox="0 0 21600 21600" draw:type="rectangle" draw:enhanced-path="M 0 0 L 21600 0 21600 21600 0 21600 0 0 Z N"/>
        </draw:custom-shape>
        <draw:custom-shape draw:style-name="gr3" draw:text-style-name="P1" draw:layer="layout" svg:width="1.2cm" svg:height="8.5cm" svg:x="30.2cm" svg:y="6cm">
          <text:p text:style-name="P1">Relais</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1" draw:layer="layout" svg:width="1.2cm" svg:height="8.4cm" svg:x="33.6cm" svg:y="6.1cm">
          <text:p text:style-name="P1">Relais</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2" draw:layer="layout" svg:width="3.9cm" svg:height="1.292cm" draw:transform="rotate (1.5707963267946) translate (28.5cm 6.3cm)">
          <text:p text:style-name="P2"><text:span text:style-name="T1">...</text:span></text:p>
          <draw:enhanced-geometry svg:viewBox="0 0 21600 21600" draw:type="rectangle" draw:enhanced-path="M 0 0 L 21600 0 21600 21600 0 21600 0 0 Z N"/>
        </draw:custom-shape>
        <draw:frame draw:style-name="gr12" draw:layer="layout" svg:width="15.5cm" svg:height="2.5cm" svg:x="24.9cm" svg:y="25.8cm">
          <draw:text-box>
            <text:p>Overzicht installatie<text:line-break/>– Donkergroen: Domoticz devices<text:line-break/>– Lichtgroen: Domoticz virtual devices</text:p>
          </draw:text-box>
        </draw:frame>
        <draw:rect draw:style-name="gr7" draw:text-style-name="P1" draw:layer="layout" svg:width="5.1cm" svg:height="2.5cm" svg:x="22.2cm" svg:y="8.5cm">
          <text:p text:style-name="P1">Drukknoppen<text:line-break/>huis</text:p>
        </draw:rect>
        <draw:line draw:style-name="gr13" draw:text-style-name="P1" draw:layer="layout" svg:x1="24.8cm" svg:y1="11cm" svg:x2="24.8cm" svg:y2="14.5cm">
          <text:p/>
        </draw:line>
        <draw:line draw:style-name="gr13" draw:text-style-name="P1" draw:layer="layout" svg:x1="26.6cm" svg:y1="11cm" svg:x2="33.3cm" svg:y2="14.5cm">
          <text:p/>
        </draw:line>
        <draw:connector draw:style-name="gr13" draw:text-style-name="P1" draw:layer="layout" draw:line-skew="-2.199cm" svg:x1="26.8cm" svg:y1="14.6cm" svg:x2="36cm" svg:y2="14.6cm" draw:start-shape="id1" draw:start-glue-point="0" draw:end-shape="id2" svg:d="M26800 14600v-2700h9200v270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l" fo:country="B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zonder_20_vulling_20_en_20_geen_20_lijn" style:display-name="Object zonder vulling en geen lijn"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ieter Coppens</meta:initial-creator>
    <meta:creation-date>2017-12-02T21:08:08.13</meta:creation-date>
    <dc:date>2017-12-03T14:21:00.44</dc:date>
    <dc:creator>Pieter Coppens</dc:creator>
    <meta:editing-duration>PT8H7M7S</meta:editing-duration>
    <meta:editing-cycles>7</meta:editing-cycles>
    <meta:generator>OpenOffice/4.1.3$Win32 OpenOffice.org_project/413m1$Build-9783</meta:generator>
    <meta:document-statistic meta:object-count="45"/>
  </office:meta>
</office:document-meta>
</file>